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0000001E5D476B6150A8C3071.jpg" manifest:media-type="image/jpeg"/>
  <manifest:file-entry manifest:full-path="Pictures/100000000000005E0000005E0146323FFCB2DCEB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fo:font-size="21pt" officeooo:rsid="000aab28" officeooo:paragraph-rsid="000aab28" style:font-size-asian="18.3500003814697pt" style:font-size-complex="2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Lawn" xlink:href="Pictures/1000000000000200000001E5D476B6150A8C3071.jpg" xlink:type="simple" xlink:show="embed" xlink:actuate="onLoad"/>
    <draw:fill-image draw:name="Pool" xlink:href="Pictures/100000000000005E0000005E0146323FFCB2DCEB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Lawn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200000001E5D476B6150A8C3071.jpg" xlink:type="simple" xlink:actuate="onLoad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Lawn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1T19:52:39.242000000</meta:creation-date>
    <dc:date>2022-12-01T20:07:29.773000000</dc:date>
    <meta:editing-duration>PT13M45S</meta:editing-duration>
    <meta:editing-cycles>4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